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27.2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000000"/>
      <style:text-properties style:text-outline="false" style:text-line-through-style="none" style:text-line-through-type="none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89.97mm" svg:x="7.13mm" svg:y="20.44mm">
            <draw:object draw:notify-on-update-of-ranges="Hoja1.A2:Hoja1.A3 Hoja1.B2:Hoja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89mm" svg:y="19.76mm">
            <draw:object draw:notify-on-update-of-ranges="Hoja1.C2:Hoja1.C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100 elementos</text:p>
          </table:table-cell>
          <table:table-cell office:value-type="string" calcext:value-type="string">
            <text:p>1500 elemento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010589" calcext:value-type="float">
            <text:p>0,0010589</text:p>
          </table:table-cell>
          <table:table-cell table:style-name="ce5" office:value-type="float" office:value="13.8379925" calcext:value-type="float">
            <text:p>13,8379925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.0005551" calcext:value-type="float">
            <text:p>0,0005551</text:p>
          </table:table-cell>
          <table:table-cell table:style-name="ce6" office:value-type="float" office:value="9.8729386" calcext:value-type="float">
            <text:p>9,8729386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avi</meta:initial-creator>
    <meta:creation-date>2018-05-13T12:53:44Z</meta:creation-date>
    <dc:date>2019-05-19T12:54:51.625000000</dc:date>
    <meta:editing-duration>PT18M4S</meta:editing-duration>
    <meta:editing-cycles>2</meta:editing-cycles>
    <meta:document-statistic meta:table-count="1" meta:cell-count="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line" chart:style-name="ch1">
        <chart:legend chart:legend-position="end" svg:x="12.929cm" svg:y="4.195cm" style:legend-expansion="high" chart:style-name="ch2"/>
        <chart:plot-area chart:style-name="ch3" table:cell-range-address="Hoja1.A2:Hoja1.B3" chart:data-source-has-labels="column" svg:x="0.319cm" svg:y="0.179cm" svg:width="12.291cm" svg:height="8.64cm">
          <chartooo:coordinate-region svg:x="1.624cm" svg:y="0.383cm" svg:width="10.888cm" svg:height="7.779cm"/>
          <chart:axis chart:dimension="x" chart:name="primary-x" chart:style-name="ch4" chartooo:axis-type="auto">
            <chartooo:date-scale/>
            <chart:categories table:cell-range-address="Hoja1.A2:Hoja1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3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3</svg:desc>
                </draw:g>
              </table:table-cell>
              <table:table-cell office:value-type="float" office:value="0.0010589">
                <text:p>0.0010589</text:p>
                <draw:g>
                  <svg:desc>Hoja1.B2:Hoja1.B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551">
                <text:p>0.0005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07cm" svg:y="4.196cm" style:legend-expansion="high" chart:style-name="ch2"/>
        <chart:plot-area chart:style-name="ch3" table:cell-range-address="Hoja1.C2:Hoja1.C3" svg:x="0.32cm" svg:y="0.18cm" svg:width="12.267cm" svg:height="8.64cm">
          <chartooo:coordinate-region svg:x="0.954cm" svg:y="0.384cm" svg:width="11.535cm" svg:height="7.7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3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379925">
                <text:p>13.8379925</text:p>
                <draw:g>
                  <svg:desc>Hoja1.C2:Hoja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729386">
                <text:p>9.8729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